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438cm" fo:min-width="2.22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0.382cm" fo:min-width="2.164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5.251cm" fo:min-width="9.82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09cm" fo:min-width="2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.203cm" fo:margin-bottom="0cm" fo:text-align="center"/>
      <style:text-properties fo:font-weight="normal"/>
    </style:style>
    <style:style style:name="P2" style:family="paragraph">
      <loext:graphic-properties draw:fill-color="#ffffff"/>
      <style:paragraph-properties fo:margin-top="0.203cm" fo:margin-bottom="0cm" fo:text-align="center"/>
      <style:text-properties fo:font-size="14pt" fo:font-weight="normal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="none"/>
      <style:paragraph-properties fo:text-align="center"/>
      <style:text-properties fo:font-size="12pt" fo:font-weight="normal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weight="normal"/>
    </style:style>
    <style:style style:name="P7" style:family="paragraph">
      <loext:graphic-properties draw:fill-color="#000000"/>
      <style:paragraph-properties fo:text-align="center"/>
      <style:text-properties fo:font-weight="normal"/>
    </style:style>
    <style:style style:name="P8" style:family="paragraph">
      <loext:graphic-properties draw:fill="none" draw:fill-color="#ffffff"/>
      <style:paragraph-properties fo:text-align="center"/>
      <style:text-properties fo:color="#7e0021" fo:font-size="8pt" fo:font-weight="normal" style:font-size-asian="8pt" style:font-size-complex="8pt"/>
    </style:style>
    <style:style style:name="P9" style:family="paragraph">
      <style:paragraph-properties fo:text-align="center"/>
      <style:text-properties fo:font-size="7pt" fo:font-weight="normal" style:font-size-asian="7pt" style:font-size-complex="7pt"/>
    </style:style>
    <style:style style:name="P10" style:family="paragraph">
      <loext:graphic-properties draw:fill="none" draw:fill-color="#ffffff"/>
      <style:paragraph-properties fo:text-align="center"/>
      <style:text-properties fo:font-size="7pt" fo:font-weight="normal" style:font-size-asian="7pt" style:font-size-complex="7pt"/>
    </style:style>
    <style:style style:name="P11" style:family="paragraph">
      <style:paragraph-properties fo:text-align="center"/>
      <style:text-properties fo:font-size="12pt" fo:font-weight="normal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normal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weight="normal"/>
    </style:style>
    <style:style style:name="P14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7e0021"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.794cm" svg:height="0.762cm" svg:x="5.767cm" svg:y="5.751cm">
          <text:p text:style-name="P1"><text:span text:style-name="T1"><text:s text:c="12"/></text:span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0.762cm" svg:x="4.943cm" svg:y="5.597cm">
          <text:p text:style-name="P1"><text:span text:style-name="T1"><text:s text:c="14"/></text:span><text:span text:style-name="T1">2</text:span></text:p>
          <draw:enhanced-geometry svg:viewBox="0 0 21600 21600" draw:path-stretchpoint-x="10800" draw:path-stretchpoint-y="10800" draw:text-areas="?f3 ?f4 ?f5 ?f6" draw:type="round-rectangle" draw:modifiers="6312.97509829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922cm" svg:height="6.095cm" svg:x="0.903cm" svg:y="5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94cm" svg:height="0.762cm" svg:x="4.289cm" svg:y="5.443cm">
          <text:p text:style-name="P1"><text:span text:style-name="T1">Storage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302cm" svg:height="1.061cm" svg:x="1.157cm" svg:y="7.937cm">
          <text:p text:style-name="P4"><text:span text:style-name="T2">Storage Reader</text:span></text:p>
          <text:p text:style-name="P4"><text:span text:style-name="T3">partition_Id#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302cm" svg:height="1.061cm" svg:x="3.397cm" svg:y="9.569cm">
          <text:p text:style-name="P4"><text:span text:style-name="T2">Storage Reader</text:span></text:p>
          <text:p text:style-name="P4"><text:span text:style-name="T3">partition_Id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302cm" svg:height="1.061cm" svg:x="5.729cm" svg:y="7.937cm">
          <text:p text:style-name="P4"><text:span text:style-name="T2">Storage Reader</text:span></text:p>
          <text:p text:style-name="P4"><text:span text:style-name="T3">partition_Id#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302cm" svg:height="1.061cm" svg:x="7.915cm" svg:y="9.569cm">
          <text:p text:style-name="P4"><text:span text:style-name="T2">Storage Reader</text:span></text:p>
          <text:p text:style-name="P4"><text:span text:style-name="T3">partition_Id#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s" draw:line-skew="-2.101cm" svg:x1="9.566cm" svg:y1="9.569cm" svg:x2="6.652cm" svg:y2="7.012cm" draw:start-shape="id1" draw:start-glue-point="0" draw:end-shape="id2" draw:end-glue-point="1" svg:d="M9566 9569v-2603l-2413 46h-501" svg:viewBox="0 0 2915 2604">
          <text:p/>
        </draw:connector>
        <draw:line draw:style-name="gr6" draw:text-style-name="P6" xml:id="id2" draw:id="id2" draw:layer="layout" svg:x1="6.398cm" svg:y1="7.012cm" svg:x2="6.652cm" svg:y2="7.012cm">
          <text:p/>
        </draw:line>
        <draw:connector draw:style-name="gr7" draw:text-style-name="P6" draw:layer="layout" draw:type="lines" draw:line-skew="-0.469cm -0.501cm" svg:x1="2.808cm" svg:y1="7.937cm" svg:x2="6.652cm" svg:y2="7.012cm" draw:start-shape="id3" draw:start-glue-point="0" draw:end-shape="id2" draw:end-glue-point="1" svg:d="M2808 7937v-971l3844 46" svg:viewBox="0 0 3845 972">
          <text:p text:style-name="P4"/>
        </draw:connector>
        <draw:line draw:style-name="gr6" draw:text-style-name="P6" draw:layer="layout" svg:x1="7.252cm" svg:y1="7.937cm" svg:x2="7.252cm" svg:y2="6.966cm">
          <text:p/>
        </draw:line>
        <draw:line draw:style-name="gr6" draw:text-style-name="P6" draw:layer="layout" svg:x1="4.966cm" svg:y1="9.569cm" svg:x2="4.966cm" svg:y2="6.966cm">
          <text:p/>
        </draw:line>
        <draw:custom-shape draw:style-name="gr8" draw:text-style-name="P7" draw:layer="layout" svg:width="0.254cm" svg:height="0.309cm" svg:x="6.49cm" svg:y="6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2.032cm" svg:height="0.569cm" svg:x="1.664cm" svg:y="9cm">
          <draw:text-box>
            <text:p text:style-name="P4"><text:span text:style-name="T4">Thread #1</text:span></text:p>
          </draw:text-box>
        </draw:frame>
        <draw:frame draw:style-name="gr9" draw:text-style-name="P8" draw:layer="layout" svg:width="2.032cm" svg:height="0.569cm" svg:x="4.204cm" svg:y="10.715cm">
          <draw:text-box>
            <text:p text:style-name="P4"><text:span text:style-name="T4">Thread #2</text:span></text:p>
          </draw:text-box>
        </draw:frame>
        <draw:frame draw:style-name="gr9" draw:text-style-name="P8" draw:layer="layout" svg:width="2.032cm" svg:height="0.569cm" svg:x="6.236cm" svg:y="8.998cm">
          <draw:text-box>
            <text:p text:style-name="P4"><text:span text:style-name="T4">Thread #3</text:span></text:p>
          </draw:text-box>
        </draw:frame>
        <draw:frame draw:style-name="gr9" draw:text-style-name="P8" draw:layer="layout" svg:width="2.032cm" svg:height="0.569cm" svg:x="8.522cm" svg:y="10.63cm">
          <draw:text-box>
            <text:p text:style-name="P4"><text:span text:style-name="T4">Thread #4</text:span></text:p>
          </draw:text-box>
        </draw:frame>
        <draw:frame draw:style-name="gr10" draw:text-style-name="P10" draw:layer="layout" svg:width="3.302cm" svg:height="0.526cm" svg:x="3.388cm" svg:y="6.497cm">
          <draw:text-box>
            <text:p text:style-name="P9"><text:span text:style-name="T5">readNextEmbedding()</text:span></text:p>
          </draw:text-box>
        </draw:frame>
        <draw:frame draw:style-name="gr10" draw:text-style-name="P12" draw:layer="layout" svg:width="3.302cm" svg:height="0.725cm" svg:x="4.164cm" svg:y="11.566cm">
          <draw:text-box>
            <text:p text:style-name="P11"><text:span text:style-name="T3">Worker #1</text:span></text:p>
          </draw:text-box>
        </draw:frame>
        <draw:custom-shape draw:style-name="gr1" draw:text-style-name="P2" draw:layer="layout" svg:width="2.794cm" svg:height="0.762cm" svg:x="18.296cm" svg:y="5.752cm">
          <text:p text:style-name="P1"><text:span text:style-name="T1"><text:s text:c="12"/></text:span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0.762cm" svg:x="17.472cm" svg:y="5.598cm">
          <text:p text:style-name="P1"><text:span text:style-name="T1"><text:s text:c="14"/></text:span><text:span text:style-name="T1">2</text:span></text:p>
          <draw:enhanced-geometry svg:viewBox="0 0 21600 21600" draw:path-stretchpoint-x="10800" draw:path-stretchpoint-y="10800" draw:text-areas="?f3 ?f4 ?f5 ?f6" draw:type="round-rectangle" draw:modifiers="6312.97509829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10.922cm" svg:height="6.095cm" svg:x="13.432cm" svg:y="5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94cm" svg:height="0.762cm" svg:x="16.818cm" svg:y="5.444cm">
          <text:p text:style-name="P1"><text:span text:style-name="T1">Storage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3.302cm" svg:height="1.061cm" svg:x="13.686cm" svg:y="7.938cm">
          <text:p text:style-name="P4"><text:span text:style-name="T2">Storage Reader</text:span></text:p>
          <text:p text:style-name="P4"><text:span text:style-name="T3">partition_Id#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302cm" svg:height="1.061cm" svg:x="15.926cm" svg:y="9.57cm">
          <text:p text:style-name="P4"><text:span text:style-name="T2">Storage Reader</text:span></text:p>
          <text:p text:style-name="P4"><text:span text:style-name="T3">partition_Id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302cm" svg:height="1.061cm" svg:x="18.258cm" svg:y="7.938cm">
          <text:p text:style-name="P4"><text:span text:style-name="T2">Storage Reader</text:span></text:p>
          <text:p text:style-name="P4"><text:span text:style-name="T3">partition_Id#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302cm" svg:height="1.061cm" svg:x="20.444cm" svg:y="9.57cm">
          <text:p text:style-name="P4"><text:span text:style-name="T2">Storage Reader</text:span></text:p>
          <text:p text:style-name="P4"><text:span text:style-name="T3">partition_Id#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s" draw:line-skew="-2.101cm" svg:x1="22.095cm" svg:y1="9.57cm" svg:x2="19.181cm" svg:y2="7.013cm" draw:start-shape="id4" draw:start-glue-point="0" draw:end-shape="id5" draw:end-glue-point="1" svg:d="M22095 9570v-2603l-2413 46h-501" svg:viewBox="0 0 2915 2604">
          <text:p/>
        </draw:connector>
        <draw:line draw:style-name="gr6" draw:text-style-name="P6" xml:id="id5" draw:id="id5" draw:layer="layout" svg:x1="18.927cm" svg:y1="7.013cm" svg:x2="19.181cm" svg:y2="7.013cm">
          <text:p/>
        </draw:line>
        <draw:connector draw:style-name="gr7" draw:text-style-name="P6" draw:layer="layout" draw:type="lines" draw:line-skew="-0.469cm -0.501cm" svg:x1="15.337cm" svg:y1="7.938cm" svg:x2="19.181cm" svg:y2="7.013cm" draw:start-shape="id6" draw:start-glue-point="0" draw:end-shape="id5" draw:end-glue-point="1" svg:d="M15337 7938v-971l3844 46" svg:viewBox="0 0 3845 972">
          <text:p/>
        </draw:connector>
        <draw:line draw:style-name="gr6" draw:text-style-name="P6" draw:layer="layout" svg:x1="19.781cm" svg:y1="7.938cm" svg:x2="19.781cm" svg:y2="6.967cm">
          <text:p/>
        </draw:line>
        <draw:line draw:style-name="gr6" draw:text-style-name="P6" draw:layer="layout" svg:x1="17.495cm" svg:y1="9.57cm" svg:x2="17.495cm" svg:y2="6.967cm">
          <text:p/>
        </draw:line>
        <draw:custom-shape draw:style-name="gr8" draw:text-style-name="P7" draw:layer="layout" svg:width="0.254cm" svg:height="0.309cm" svg:x="19.019cm" svg:y="6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2.032cm" svg:height="0.569cm" svg:x="14.193cm" svg:y="9.001cm">
          <draw:text-box>
            <text:p text:style-name="P4"><text:span text:style-name="T4">Thread #1</text:span></text:p>
          </draw:text-box>
        </draw:frame>
        <draw:frame draw:style-name="gr9" draw:text-style-name="P8" draw:layer="layout" svg:width="2.032cm" svg:height="0.569cm" svg:x="16.733cm" svg:y="10.716cm">
          <draw:text-box>
            <text:p text:style-name="P4"><text:span text:style-name="T4">Thread #2</text:span></text:p>
          </draw:text-box>
        </draw:frame>
        <draw:frame draw:style-name="gr9" draw:text-style-name="P8" draw:layer="layout" svg:width="2.032cm" svg:height="0.569cm" svg:x="18.765cm" svg:y="8.999cm">
          <draw:text-box>
            <text:p text:style-name="P4"><text:span text:style-name="T4">Thread #3</text:span></text:p>
          </draw:text-box>
        </draw:frame>
        <draw:frame draw:style-name="gr9" draw:text-style-name="P8" draw:layer="layout" svg:width="2.032cm" svg:height="0.569cm" svg:x="21.051cm" svg:y="10.631cm">
          <draw:text-box>
            <text:p text:style-name="P4"><text:span text:style-name="T4">Thread #4</text:span></text:p>
          </draw:text-box>
        </draw:frame>
        <draw:frame draw:style-name="gr10" draw:text-style-name="P10" draw:layer="layout" svg:width="3.302cm" svg:height="0.526cm" svg:x="15.917cm" svg:y="6.498cm">
          <draw:text-box>
            <text:p text:style-name="P9"><text:span text:style-name="T5">readNextEmbedding()</text:span></text:p>
          </draw:text-box>
        </draw:frame>
        <draw:frame draw:style-name="gr10" draw:text-style-name="P12" draw:layer="layout" svg:width="3.302cm" svg:height="0.725cm" svg:x="16.693cm" svg:y="11.567cm">
          <draw:text-box>
            <text:p text:style-name="P11"><text:span text:style-name="T3">Worker #2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0:46:11.073151075</meta:creation-date>
    <dc:date>2018-03-08T15:47:54.874202926</dc:date>
    <meta:editing-duration>PT7H39M55S</meta:editing-duration>
    <meta:editing-cycles>2</meta:editing-cycles>
    <meta:generator>LibreOffice/5.1.6.2$Linux_X86_64 LibreOffice_project/10m0$Build-2</meta:generator>
    <meta:document-statistic meta:object-count="63"/>
  </office:meta>
</office:document-meta>
</file>